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5DCA010D06C086CDA17.jpg" manifest:media-type="image/jpeg"/>
  <manifest:file-entry manifest:full-path="Pictures/10000000000001570000020050CEE0EDB25EAC14.jpg" manifest:media-type="image/jpeg"/>
  <manifest:file-entry manifest:full-path="Pictures/1000000000000AB200000DFBC99E78AC1F2D4C18.jpg" manifest:media-type="image/jpeg"/>
  <manifest:file-entry manifest:full-path="Pictures/10000000000001C1000002EEE1B4C663D146ED87.jpg" manifest:media-type="image/jpeg"/>
  <manifest:file-entry manifest:full-path="Pictures/100000000000020000000200590045C99131C774.jpg" manifest:media-type="image/jpeg"/>
  <manifest:file-entry manifest:full-path="Pictures/10000000000002D0000001E04A3ACAFB20909CCB.jpg" manifest:media-type="image/jpeg"/>
  <manifest:file-entry manifest:full-path="Pictures/100000000000012C0000012C05A60AD3D4C1945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5" draw:id="id5" draw:layer="layout" svg:width="3.182cm" svg:height="4.75cm" svg:x="7.318cm" svg:y="14cm">
          <draw:image xlink:href="Pictures/10000000000001570000020050CEE0EDB25EAC14.jpg" xlink:type="simple" xlink:show="embed" xlink:actuate="onLoad" draw:mime-type="image/jpeg">
            <text:p/>
          </draw:image>
        </draw:frame>
        <draw:frame draw:style-name="gr1" draw:text-style-name="P1" xml:id="id3" draw:id="id3" draw:layer="layout" svg:width="3.825cm" svg:height="5cm" svg:x="24.25cm" svg:y="14cm">
          <draw:image xlink:href="Pictures/1000000000000AB200000DFBC99E78AC1F2D4C18.jpg" xlink:type="simple" xlink:show="embed" xlink:actuate="onLoad" draw:mime-type="image/jpeg">
            <text:p/>
          </draw:image>
        </draw:frame>
        <draw:frame draw:style-name="gr1" draw:text-style-name="P1" xml:id="id6" draw:id="id6" draw:layer="layout" svg:width="3.546cm" svg:height="3.546cm" svg:x="3.204cm" svg:y="7.954cm">
          <draw:image xlink:href="Pictures/100000000000020000000200590045C99131C774.jpg" xlink:type="simple" xlink:show="embed" xlink:actuate="onLoad" draw:mime-type="image/jpeg">
            <text:p/>
          </draw:image>
        </draw:frame>
        <draw:frame draw:style-name="gr1" draw:text-style-name="P1" xml:id="id4" draw:id="id4" draw:layer="layout" svg:width="2.833cm" svg:height="4.25cm" svg:x="16.167cm" svg:y="14.5cm">
          <draw:image xlink:href="Pictures/10000000000003E8000005DCA010D06C086CDA17.jpg" xlink:type="simple" xlink:show="embed" xlink:actuate="onLoad" draw:mime-type="image/jpeg">
            <text:p/>
          </draw:image>
        </draw:frame>
        <draw:frame draw:style-name="gr1" draw:text-style-name="P1" xml:id="id2" draw:id="id2" draw:layer="layout" svg:width="4.799cm" svg:height="3.199cm" svg:x="13.5cm" svg:y="1.801cm">
          <draw:image xlink:href="Pictures/10000000000002D0000001E04A3ACAFB20909CCB.jpg" xlink:type="simple" xlink:show="embed" xlink:actuate="onLoad" draw:mime-type="image/jpeg">
            <text:p/>
          </draw:image>
        </draw:frame>
        <draw:frame draw:style-name="gr1" draw:text-style-name="P1" xml:id="id7" draw:id="id7" draw:layer="layout" svg:width="2.694cm" svg:height="4.5cm" svg:x="2.25cm" svg:y="2cm">
          <draw:image xlink:href="Pictures/10000000000001C1000002EEE1B4C663D146ED87.jpg" xlink:type="simple" xlink:show="embed" xlink:actuate="onLoad" draw:mime-type="image/jpeg">
            <text:p/>
          </draw:image>
        </draw:frame>
        <draw:frame draw:style-name="gr1" draw:text-style-name="P1" xml:id="id1" draw:id="id1" draw:layer="layout" svg:width="4.842cm" svg:height="4.842cm" svg:x="23cm" svg:y="1.25cm">
          <draw:image xlink:href="Pictures/100000000000012C0000012C05A60AD3D4C19452.jpg" xlink:type="simple" xlink:show="embed" xlink:actuate="onLoad" draw:mime-type="image/jpeg">
            <text:p/>
          </draw:image>
        </draw:frame>
        <draw:connector draw:style-name="gr2" draw:text-style-name="P2" draw:layer="layout" draw:type="line" svg:x1="23cm" svg:y1="3.671cm" svg:x2="18.299cm" svg:y2="3.4cm" draw:start-shape="id1" draw:end-shape="id2" svg:d="M23000 3671l-4701-271" svg:viewBox="0 0 4702 272">
          <text:p/>
        </draw:connector>
        <draw:connector draw:style-name="gr3" draw:text-style-name="P2" draw:layer="layout" draw:type="line" svg:x1="25.421cm" svg:y1="6.092cm" svg:x2="26.162cm" svg:y2="14cm" draw:start-shape="id1" draw:end-shape="id3" svg:d="M25421 6092l741 7908" svg:viewBox="0 0 742 7909">
          <text:p/>
        </draw:connector>
        <draw:connector draw:style-name="gr4" draw:text-style-name="P2" draw:layer="layout" draw:type="line" svg:x1="17.583cm" svg:y1="14.5cm" svg:x2="15.899cm" svg:y2="5cm" draw:start-shape="id4" draw:end-shape="id2" svg:d="M17583 14500l-1684-9500" svg:viewBox="0 0 1685 9501">
          <text:p/>
        </draw:connector>
        <draw:connector draw:style-name="gr5" draw:text-style-name="P2" draw:layer="layout" draw:type="line" svg:x1="8.909cm" svg:y1="14cm" svg:x2="13.5cm" svg:y2="3.4cm" draw:start-shape="id5" draw:end-shape="id2" svg:d="M8909 14000l4591-10600" svg:viewBox="0 0 4592 10601">
          <text:p/>
        </draw:connector>
        <draw:connector draw:style-name="gr6" draw:text-style-name="P2" draw:layer="layout" draw:type="line" svg:x1="4.977cm" svg:y1="7.954cm" svg:x2="13.5cm" svg:y2="3.4cm" draw:start-shape="id6" draw:end-shape="id2" svg:d="M4977 7954l8523-4554" svg:viewBox="0 0 8524 4555">
          <text:p/>
        </draw:connector>
        <draw:connector draw:style-name="gr7" draw:text-style-name="P2" draw:layer="layout" draw:type="line" svg:x1="4.944cm" svg:y1="4.25cm" svg:x2="13.5cm" svg:y2="3.4cm" draw:start-shape="id7" draw:end-shape="id2" svg:d="M4944 4250l8556-850" svg:viewBox="0 0 8557 851">
          <text:p/>
        </draw:connector>
        <draw:frame draw:style-name="gr8" draw:text-style-name="P3" draw:layer="layout" svg:width="3.75cm" svg:height="1.25cm" svg:x="18.75cm" svg:y="2cm">
          <draw:text-box>
            <text:p>À créer</text:p>
          </draw:text-box>
        </draw:frame>
        <draw:frame draw:style-name="gr8" draw:text-style-name="P3" draw:layer="layout" svg:width="3.75cm" svg:height="1.25cm" svg:x="22cm" svg:y="9cm">
          <draw:text-box>
            <text:p>À créer</text:p>
          </draw:text-box>
        </draw:frame>
        <draw:frame draw:style-name="gr8" draw:text-style-name="P3" draw:layer="layout" svg:width="3.75cm" svg:height="1.25cm" svg:x="16.926cm" svg:y="9.922cm">
          <draw:text-box>
            <text:p>Ami de</text:p>
          </draw:text-box>
        </draw:frame>
        <draw:frame draw:style-name="gr8" draw:text-style-name="P3" draw:layer="layout" svg:width="3.75cm" svg:height="1.673cm" svg:x="11.25cm" svg:y="9.827cm">
          <draw:text-box>
            <text:p>Veut recruter</text:p>
          </draw:text-box>
        </draw:frame>
        <draw:frame draw:style-name="gr8" draw:text-style-name="P3" draw:layer="layout" svg:width="5.25cm" svg:height="1.25cm" svg:x="6.25cm" svg:y="6.25cm">
          <draw:text-box>
            <text:p>Compagne de</text:p>
          </draw:text-box>
        </draw:frame>
        <draw:frame draw:style-name="gr9" draw:text-style-name="P3" draw:layer="layout" svg:width="8.5cm" svg:height="2.25cm" svg:x="4.25cm" svg:y="12.25cm">
          <draw:text-box>
            <text:p>Collaboratrice de</text:p>
          </draw:text-box>
        </draw:frame>
        <draw:connector draw:style-name="gr10" draw:text-style-name="P2" draw:layer="layout" draw:type="line" svg:x1="6.75cm" svg:y1="9.727cm" svg:x2="8.909cm" svg:y2="14cm" draw:start-shape="id6" draw:end-shape="id5" svg:d="M6750 9727l2159 4273" svg:viewBox="0 0 2160 4274">
          <text:p/>
        </draw:connector>
        <draw:frame draw:style-name="gr11" draw:text-style-name="P3" draw:layer="layout" svg:width="6.25cm" svg:height="1.5cm" svg:x="6cm" svg:y="2.75cm">
          <draw:text-box>
            <text:p>Trouve dans la mer</text:p>
          </draw:text-box>
        </draw:frame>
        <draw:frame draw:style-name="gr12" draw:text-style-name="P3" draw:layer="layout" svg:width="6.25cm" svg:height="1cm" svg:x="15.5cm" svg:y="19.25cm">
          <draw:text-box>
            <text:p>Bucky barnes</text:p>
          </draw:text-box>
        </draw:frame>
        <draw:frame draw:style-name="gr12" draw:text-style-name="P3" draw:layer="layout" svg:width="6.25cm" svg:height="1cm" svg:x="23.25cm" svg:y="19cm">
          <draw:text-box>
            <text:p>Crane rouge</text:p>
          </draw:text-box>
        </draw:frame>
        <draw:frame draw:style-name="gr12" draw:text-style-name="P3" draw:layer="layout" svg:width="6.25cm" svg:height="1cm" svg:x="15.5cm" svg:y="19.25cm">
          <draw:text-box>
            <text:p>Bucky barnes</text:p>
          </draw:text-box>
        </draw:frame>
        <draw:frame draw:style-name="gr12" draw:text-style-name="P3" draw:layer="layout" svg:width="6.25cm" svg:height="1cm" svg:x="13.25cm" svg:y="5.25cm">
          <draw:text-box>
            <text:p>Captain america</text:p>
          </draw:text-box>
        </draw:frame>
        <draw:frame draw:style-name="gr8" draw:text-style-name="P3" draw:layer="layout" svg:width="6.5cm" svg:height="1.25cm" svg:x="5.5cm" svg:y="18.75cm">
          <draw:text-box>
            <text:p>Nick fury</text:p>
          </draw:text-box>
        </draw:frame>
        <draw:frame draw:style-name="gr13" draw:text-style-name="P3" draw:layer="layout" svg:width="4.5cm" svg:height="1.75cm" svg:x="1cm" svg:y="1cm">
          <draw:text-box>
            <text:p>Howard Stark</text:p>
          </draw:text-box>
        </draw:frame>
        <draw:frame draw:style-name="gr14" draw:text-style-name="P3" draw:layer="layout" svg:width="5.5cm" svg:height="1cm" svg:x="13cm" svg:y="8.25cm">
          <draw:text-box>
            <text:p/>
          </draw:text-box>
        </draw:frame>
        <draw:frame draw:style-name="gr15" draw:text-style-name="P3" draw:layer="layout" svg:width="4.096cm" svg:height="0.962cm" svg:x="3cm" svg:y="11.25cm">
          <draw:text-box>
            <text:p>Peggy carter</text:p>
          </draw:text-box>
        </draw:frame>
        <draw:frame draw:style-name="gr11" draw:text-style-name="P3" draw:layer="layout" svg:width="5cm" svg:height="1.673cm" svg:x="22.75cm" svg:y="6cm">
          <draw:text-box>
            <text:p>Dr abraham erskin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25T00:00:31.521000000</dc:date>
    <meta:editing-duration>PT2M28S</meta:editing-duration>
    <meta:editing-cycles>1</meta:editing-cycles>
    <meta:document-statistic meta:object-count="30"/>
    <meta:generator>LibreOffice/7.1.1.2$Windows_X86_64 LibreOffice_project/fe0b08f4af1bacafe4c7ecc87ce55bb426164676</meta:generator>
  </office:meta>
</office:document-meta>
</file>